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bf7c3"/>
    </style:style>
    <style:style style:name="P2" style:family="paragraph" style:parent-style-name="Standard">
      <style:paragraph-properties style:border-line-width="0cm 0.026cm 0.026cm" fo:padding="0.15cm" fo:border="1.5pt double #6666ff" style:shadow="none"/>
      <style:text-properties officeooo:rsid="0009e227" officeooo:paragraph-rsid="0009e227" style:font-size-asian="10.5pt" fo:padding="0.45cm" fo:border="1.05pt dashed #ff3333" style:shadow="#ff3333 0.28cm -0.28cm"/>
    </style:style>
    <style:style style:name="T1" style:family="text">
      <style:text-properties officeooo:rsid="000bf7c3"/>
    </style:style>
    <style:style style:name="T2" style:family="text">
      <style:text-properties style:shadow="#000000 -0.079cm 0.0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graph prop</text:p>
      <text:p text:style-name="P1"><text:span text:style-name="T1">SSS </text:span><text:span text:style-name="CharDiffBor"><text:span text:style-name="T2">Character prop</text:span></text:span><text:span text:style-name="T1"> 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_20_anchor" style:display-name="Footnote anchor" style:family="text">
      <style:text-properties style:text-position="super 58%"/>
    </style:style>
    <style:style style:name="CharDiffBor" style:family="text">
      <style:text-properties officeooo:rsid="000bf7c3" fo:padding-left="0.25cm" fo:padding-right="0cm" fo:padding-top="0.4cm" fo:padding-bottom="0.3cm" fo:border-left="2.01pt outset #6666ff" fo:border-right="none" fo:border-top="0.99pt inset #ff3333" fo:border-bottom="3pt groove #99ff66"/>
    </style:style>
    <style:style style:name="Drop_20_Caps" style:display-name="Drop Caps" style:family="text">
      <style:text-properties fo:padding="0.049cm" fo:border="0.06pt solid #000000"/>
    </style:style>
    <style:style style:name="Numbering_20_Symbols" style:display-name="Numbering Symbols" style:family="text">
      <style:text-properties fo:background-color="transparent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21:55:18.241315410</meta:creation-date>
    <dc:date>2013-08-22T10:40:34.956952524</dc:date>
    <meta:editing-duration>PT3M9S</meta:editing-duration>
    <meta:editing-cycles>12</meta:editing-cycles>
    <meta:generator>LibreOffice/4.2.0.0.alpha0$Linux_x86 LibreOffice_project/d39c56179b44b3363a5ff25bcc5ce572c3060f29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